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3"/>
    <style:style style:name="P3" style:family="paragraph" style:parent-style-name="Text_20_body" style:list-style-name="L5"/>
    <style:style style:name="P4" style:family="paragraph" style:parent-style-name="Text_20_body" style:list-style-name="L2">
      <style:text-properties fo:font-weight="bold" style:font-weight-asian="bold" style:font-weight-complex="bold"/>
    </style:style>
    <style:style style:name="P5" style:family="paragraph" style:parent-style-name="Text_20_body" style:list-style-name="L3">
      <style:text-properties fo:font-weight="bold" style:font-weight-asian="bold" style:font-weight-complex="bold"/>
    </style:style>
    <style:style style:name="P6" style:family="paragraph" style:parent-style-name="Text_20_body" style:list-style-name="L4">
      <style:text-properties fo:font-weight="bold" style:font-weight-asian="bold" style:font-weight-complex="bold"/>
    </style:style>
    <style:style style:name="P7" style:family="paragraph" style:parent-style-name="Text_20_body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I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I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Rapport Mini Projet</text:p>
      <text:list xml:id="list7884021961" text:style-name="L1">
        <text:list-header>
          <text:p text:style-name="P1"/>
        </text:list-header>
      </text:list>
      <text:list xml:id="list321676416" text:style-name="L2">
        <text:list-item>
          <text:p text:style-name="P4">Spécifications de l'application</text:p>
        </text:list-item>
      </text:list>
      <text:p text:style-name="Text_20_body"/>
      <text:p text:style-name="Text_20_body">Notre application permet aux utilisateurs (professeurs et étudiants) d'emprunter, réserver et restituer du matériel. </text:p>
      <text:p text:style-name="Text_20_body">Tout le matériel est enregistré dans l'inventaire (Classe Inventory) et c'est grâce à la classe ManagementSystem que les toutes les opérations s'effectuent.</text:p>
      <text:p text:style-name="Text_20_body">Notre système vérifie qu'il y a le modèle que l'emprunteur souhaite durant la période donnée.</text:p>
      <text:p text:style-name="Text_20_body">Enfin, c'est le manager qui valide les emprunts.</text:p>
      <text:p text:style-name="Text_20_body"/>
      <text:list xml:id="list422392610" text:style-name="L3">
        <text:list-item>
          <text:p text:style-name="P5">Déroulement du projet</text:p>
          <text:p text:style-name="P2"/>
        </text:list-item>
      </text:list>
      <text:p text:style-name="Text_20_body">Nous avons suivi le planning suivant :</text:p>
      <text:p text:style-name="Text_20_body">Semaine 46 : Appropriation du sujet, Modélisation, Spécification</text:p>
      <text:p text:style-name="Text_20_body">Semaine 47 : Codage</text:p>
      <text:p text:style-name="Text_20_body">Semaine 48 : Codage</text:p>
      <text:p text:style-name="Text_20_body">Semaine 49 : Tests et préparation du rendu</text:p>
      <text:p text:style-name="Text_20_body"/>
      <text:p text:style-name="Text_20_body">Pour pouvoir travailler chacun séparément, nous avons mis notre projet sur le gestionnaire de version github.</text:p>
      <text:p text:style-name="Text_20_body"/>
      <text:list xml:id="list202448660" text:style-name="L4">
        <text:list-item>
          <text:p text:style-name="P6">Répartition du travail au sein du binôme</text:p>
        </text:list-item>
      </text:list>
      <text:p text:style-name="Text_20_body"/>
      <text:p text:style-name="Text_20_body">Nous avons tous les deux fait la conception du projet puis commencer à construire les classes.</text:p>
      <text:p text:style-name="Text_20_body">Marc s'est occupé d'installer le projet sur github.</text:p>
      <text:p text:style-name="Text_20_body">Nous nous sommes ensuite répartis le travail de la manière suivante :</text:p>
      <text:list xml:id="list284543699" text:style-name="L5">
        <text:list-item>
          <text:p text:style-name="P3">Marc a travaillé sur les classes du package user et equipment (User, Manager, Borrower, Student, Teacher, Equipment, XperiaZ, IPad3) ainsi que les Enums.</text:p>
        </text:list-item>
        <text:list-item>
          <text:p text:style-name="P3">Anaïs a travaillé sur les classes du model et de la configuration (Inventory, ManagementSystem, Config, ConfigXML, Period) et a mis en place le modèle MVC.</text:p>
        </text:list-item>
      </text:list>
      <text:p text:style-name="Text_20_body">Nous avons fait chacun des tests unitaires.</text:p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aïs Marongiu</meta:initial-creator>
    <meta:creation-date>2013-12-05T15:33:32</meta:creation-date>
    <dc:date>2013-12-05T19:13:28</dc:date>
    <dc:creator>Anaïs Marongiu</dc:creator>
    <meta:editing-duration>PT28M28S</meta:editing-duration>
    <meta:editing-cycles>12</meta:editing-cycles>
    <meta:generator>LibreOffice/3.5$Linux_X86_64 LibreOffice_project/350m1$Build-2</meta:generator>
    <meta:document-statistic meta:table-count="0" meta:image-count="0" meta:object-count="0" meta:page-count="1" meta:paragraph-count="20" meta:word-count="218" meta:character-count="1392" meta:non-whitespace-character-count="1198"/>
  </office:meta>
</office:document-meta>
</file>